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92cm"/>
    </style:style>
    <style:style style:name="co2" style:family="table-column">
      <style:table-column-properties fo:break-before="auto" style:column-width="0.762cm"/>
    </style:style>
    <style:style style:name="co3" style:family="table-column">
      <style:table-column-properties fo:break-before="auto" style:column-width="9.042cm"/>
    </style:style>
    <style:style style:name="co4" style:family="table-column">
      <style:table-column-properties fo:break-before="auto" style:column-width="9.857cm"/>
    </style:style>
    <style:style style:name="co5" style:family="table-column">
      <style:table-column-properties fo:break-before="auto" style:column-width="13.6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616cm"/>
    </style:style>
    <style:style style:name="co8" style:family="table-column">
      <style:table-column-properties fo:break-before="auto" style:column-width="8.74cm"/>
    </style:style>
    <style:style style:name="co9" style:family="table-column">
      <style:table-column-properties fo:break-before="auto" style:column-width="7.542cm"/>
    </style:style>
    <style:style style:name="co10" style:family="table-column">
      <style:table-column-properties fo:break-before="auto" style:column-width="8.033cm"/>
    </style:style>
    <style:style style:name="co11" style:family="table-column">
      <style:table-column-properties fo:break-before="auto" style:column-width="8.059cm"/>
    </style:style>
    <style:style style:name="co12" style:family="table-column">
      <style:table-column-properties fo:break-before="auto" style:column-width="2.722cm"/>
    </style:style>
    <style:style style:name="co13" style:family="table-column">
      <style:table-column-properties fo:break-before="auto" style:column-width="18.5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c99e0" fo:border="0.74pt solid #000000"/>
    </style:style>
    <style:style style:name="ce8" style:family="table-cell" style:parent-style-name="Default">
      <style:map style:condition="is-true-formula(AND(NOT(ISBLANK([.A$1])); NOT(ISBLANK([.$A2])); ISEVEN(ROW())))" style:apply-style-name="Cell" style:base-cell-address="Feuille1.A2"/>
    </style:style>
    <style:style style:name="ce5" style:family="table-cell" style:parent-style-name="Default">
      <style:table-cell-properties style:vertical-align="top"/>
      <style:text-properties fo:language="zxx" fo:country="none"/>
      <style:map style:condition="is-true-formula(AND(NOT(ISBLANK([.A$1])); NOT(ISBLANK([.$A2])); ISEVEN(ROW())))" style:apply-style-name="Cell" style:base-cell-address="Feuille1.A2"/>
    </style:style>
    <style:style style:name="ce10" style:family="table-cell" style:parent-style-name="Cell">
      <style:table-cell-properties style:text-align-source="fix" style:repeat-content="false" style:vertical-align="top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map style:condition="is-true-formula(AND(NOT(ISBLANK([.A$1])); NOT(ISBLANK([.$A2])); ISEVEN(ROW())))" style:apply-style-name="Cell" style:base-cell-address="Feuille1.A2"/>
    </style:style>
    <style:style style:name="ce15" style:family="table-cell" style:parent-style-name="Cell2">
      <style:table-cell-properties fo:background-color="transparent" fo:border="none"/>
      <style:map style:condition="is-true-formula(AND(NOT(ISBLANK([.A$1])); NOT(ISBLANK([.$A2])); ISEVEN(ROW())))" style:apply-style-name="Cell" style:base-cell-address="Feuille1.A2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2" table:default-cell-style-name="ce11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13"/>
        <table:table-column table:style-name="co7" table:default-cell-style-name="ce13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6" table:number-columns-repeated="1010" table:default-cell-style-name="ce8"/>
        <table:table-row table:style-name="ro1"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un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thumbnail</text:p>
          </table:table-cell>
          <table:table-cell table:style-name="ce1" office:value-type="string" calcext:value-type="string">
            <text:p>unixtime</text:p>
          </table:table-cell>
          <table:table-cell table:style-name="ce1" office:value-type="string" calcext:value-type="string">
            <text:p>foreign_id</text:p>
          </table:table-cell>
          <table:table-cell table:style-name="ce1" office:value-type="string" calcext:value-type="string">
            <text:p>date_format</text:p>
          </table:table-cell>
          <table:table-cell table:style-name="ce1" office:value-type="string" calcext:value-type="string">
            <text:p>website</text:p>
          </table:table-cell>
          <table:table-cell table:style-name="ce1" office:value-type="string" calcext:value-type="string">
            <text:p>source_code</text:p>
          </table:table-cell>
          <table:table-cell table:style-name="ce1" office:value-type="string" calcext:value-type="string">
            <text:p>see_also</text:p>
          </table:table-cell>
          <table:table-cell table:style-name="ce1" office:value-type="string" calcext:value-type="string">
            <text:p>big_thumb_pos</text:p>
          </table:table-cell>
          <table:table-cell table:style-name="ce1" office:value-type="string" calcext:value-type="string">
            <text:p>icon</text:p>
          </table:table-cell>
          <table:table-cell table:style-name="Default" table:number-columns-repeated="1010"/>
        </table:table-row>
        <table:table-row table:style-name="ro1">
          <table:table-cell office:value-type="string" calcext:value-type="string">
            <text:p>FIRST_PLATFORMER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platformer 2D web coop multiplayer complete</text:p>
          </table:table-cell>
          <table:table-cell table:number-columns-repeated="2"/>
          <table:table-cell office:value-type="float" office:value="1497391200" calcext:value-type="float">
            <text:p>1497391200</text:p>
          </table:table-cell>
          <table:table-cell office:value-type="float" office:value="162439969" calcext:value-type="float">
            <text:p>162439969</text:p>
          </table:table-cell>
          <table:table-cell table:number-columns-repeated="3"/>
          <table:table-cell office:value-type="string" calcext:value-type="string">
            <text:p>REMAKE:?projectPage=1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APE_TAUPE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 office:value-type="string" calcext:value-type="string">
            <text:p>scratch arcade 2D web complete</text:p>
          </table:table-cell>
          <table:table-cell table:number-columns-repeated="2"/>
          <table:table-cell office:value-type="float" office:value="1518130800" calcext:value-type="float">
            <text:p>1518130800</text:p>
          </table:table-cell>
          <table:table-cell office:value-type="float" office:value="162691177" calcext:value-type="float">
            <text:p>162691177</text:p>
          </table:table-cell>
          <table:table-cell table:number-columns-repeated="3"/>
          <table:table-cell office:value-type="string" calcext:value-type="string">
            <text:p>REMAKE:?projectPage=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UBBLE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20" calcext:value-type="float">
            <text:p>20</text:p>
          </table:table-cell>
          <table:table-cell office:value-type="string" calcext:value-type="string">
            <text:p>scratch arcade 2D web abandoned</text:p>
          </table:table-cell>
          <table:table-cell table:number-columns-repeated="2"/>
          <table:table-cell office:value-type="float" office:value="1548198000" calcext:value-type="float">
            <text:p>1548198000</text:p>
          </table:table-cell>
          <table:table-cell office:value-type="float" office:value="281603316" calcext:value-type="float">
            <text:p>2816033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80" calcext:value-type="float">
            <text:p>80</text:p>
          </table:table-cell>
          <table:table-cell office:value-type="string" calcext:value-type="string">
            <text:p>scratch arcade 2D web 1v1 multiplayer abandoned</text:p>
          </table:table-cell>
          <table:table-cell table:number-columns-repeated="2"/>
          <table:table-cell office:value-type="float" office:value="1536876000" calcext:value-type="float">
            <text:p>1536876000</text:p>
          </table:table-cell>
          <table:table-cell office:value-type="float" office:value="198861730" calcext:value-type="float">
            <text:p>198861730</text:p>
          </table:table-cell>
          <table:table-cell table:number-columns-repeated="3"/>
          <table:table-cell office:value-type="string" calcext:value-type="string">
            <text:p>REMAKE:?projectPage=1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PACE_ADVENTURE</text:p>
          </table:table-cell>
          <table:table-cell office:value-type="float" office:value="5" calcext:value-type="float">
            <text:p>5</text:p>
          </table:table-cell>
          <table:table-cell table:style-name="ce10" office:value-type="float" office:value="70" calcext:value-type="float">
            <text:p>70</text:p>
          </table:table-cell>
          <table:table-cell office:value-type="string" calcext:value-type="string">
            <text:p>scratch arcade 2D web school complete</text:p>
          </table:table-cell>
          <table:table-cell table:number-columns-repeated="2"/>
          <table:table-cell office:value-type="float" office:value="1611270000" calcext:value-type="float">
            <text:p>1611270000</text:p>
          </table:table-cell>
          <table:table-cell office:value-type="float" office:value="445090385" calcext:value-type="float">
            <text:p>44509038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UZZLE_PROJ</text:p>
          </table:table-cell>
          <table:table-cell office:value-type="float" office:value="6" calcext:value-type="float">
            <text:p>6</text:p>
          </table:table-cell>
          <table:table-cell table:style-name="ce10" office:value-type="float" office:value="90" calcext:value-type="float">
            <text:p>90</text:p>
          </table:table-cell>
          <table:table-cell office:value-type="string" calcext:value-type="string">
            <text:p>scratch 2D web school LTS 24h</text:p>
          </table:table-cell>
          <table:table-cell table:number-columns-repeated="2"/>
          <table:table-cell office:value-type="float" office:value="1671404400" calcext:value-type="float">
            <text:p>1671404400</text:p>
          </table:table-cell>
          <table:table-cell office:value-type="float" office:value="778764577" calcext:value-type="float">
            <text:p>7787645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PE_TAUPE_REMAKE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cratch arcade 2D web LTS 24h</text:p>
          </table:table-cell>
          <table:table-cell table:number-columns-repeated="2"/>
          <table:table-cell office:value-type="float" office:value="1697476730" calcext:value-type="float">
            <text:p>1697476730</text:p>
          </table:table-cell>
          <table:table-cell office:value-type="float" office:value="904901399" calcext:value-type="float">
            <text:p>904901399</text:p>
          </table:table-cell>
          <table:table-cell table:number-columns-repeated="3"/>
          <table:table-cell office:value-type="string" calcext:value-type="string">
            <text:p>ORIGINAL:?projectPage=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float" office:value="8" calcext:value-type="float">
            <text:p>8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web html5 LTS</text:p>
          </table:table-cell>
          <table:table-cell office:value-type="string" calcext:value-type="string">
            <text:p>https://xorblo-doitus.github.io/projects/</text:p>
          </table:table-cell>
          <table:table-cell/>
          <table:table-cell office:value-type="float" office:value="1693605600" calcext:value-type="float">
            <text:p>1693605600</text:p>
          </table:table-cell>
          <table:table-cell office:value-type="string" calcext:value-type="string">
            <text:p>projects</text:p>
          </table:table-cell>
          <table:table-cell office:value-type="string" calcext:value-type="string">
            <text:p><text:span text:style-name="T1">{"year"</text:span>: "numeric"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ULTIPLICATION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</text:span> abandoned tool</text:p>
          </table:table-cell>
          <table:table-cell table:number-columns-repeated="2"/>
          <table:table-cell office:value-type="float" office:value="1539658800" calcext:value-type="float">
            <text:p>1539658800</text:p>
          </table:table-cell>
          <table:table-cell office:value-type="float" office:value="252960004" calcext:value-type="float">
            <text:p>252960004</text:p>
          </table:table-cell>
          <table:table-cell table:style-name="ce15"/>
          <table:table-cell table:number-columns-repeated="1015"/>
        </table:table-row>
        <table:table-row table:style-name="ro1">
          <table:table-cell office:value-type="string" calcext:value-type="string">
            <text:p>PAINT_ADVENTUR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53004000" calcext:value-type="float">
            <text:p>1553004000</text:p>
          </table:table-cell>
          <table:table-cell office:value-type="float" office:value="291376189" calcext:value-type="float">
            <text:p>29137618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ETE_DES_PERES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scratch web 2D</text:span> complete toy</text:p>
          </table:table-cell>
          <table:table-cell table:number-columns-repeated="2"/>
          <table:table-cell office:value-type="float" office:value="1497772800" calcext:value-type="float">
            <text:p>1497772800</text:p>
          </table:table-cell>
          <table:table-cell office:value-type="float" office:value="163609187" calcext:value-type="float">
            <text:p>16360918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LEVAGE_DE_NOMBRES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scratch web 2D</text:span> abandoned</text:p>
          </table:table-cell>
          <table:table-cell table:number-columns-repeated="2"/>
          <table:table-cell office:value-type="float" office:value="1549634841" calcext:value-type="float">
            <text:p>1549634841</text:p>
          </table:table-cell>
          <table:table-cell office:value-type="float" office:value="283493508" calcext:value-type="float">
            <text:p>2834935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TAILLERIE_REMAKE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pan text:style-name="T1">scratch web 2D</text:span> arcade abandoned</text:p>
          </table:table-cell>
          <table:table-cell table:number-columns-repeated="2"/>
          <table:table-cell office:value-type="float" office:value="1650791471" calcext:value-type="float">
            <text:p>1650791471</text:p>
          </table:table-cell>
          <table:table-cell office:value-type="float" office:value="676670178" calcext:value-type="float">
            <text:p>676670178</text:p>
          </table:table-cell>
          <table:table-cell table:style-name="ce15"/>
          <table:table-cell table:number-columns-repeated="2"/>
          <table:table-cell office:value-type="string" calcext:value-type="string">
            <text:p>ORIGINAL:?projectPage=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LATFORMER_2023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pan text:style-name="T1">scratch web 2D platformer</text:span> abandoned</text:p>
          </table:table-cell>
          <table:table-cell table:number-columns-repeated="2"/>
          <table:table-cell office:value-type="float" office:value="1687352400" calcext:value-type="float">
            <text:p>1687352400</text:p>
          </table:table-cell>
          <table:table-cell office:value-type="float" office:value="864900134" calcext:value-type="float">
            <text:p>864900134</text:p>
          </table:table-cell>
          <table:table-cell table:number-columns-repeated="3"/>
          <table:table-cell office:value-type="string" calcext:value-type="string">
            <text:p>ORIGINAL:?projectPage=1</text:p>
          </table:table-cell>
          <table:table-cell office:value-type="string" calcext:value-type="string">
            <text:p>bottom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ROM_BELOW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odot web windows 2D platformer paused</text:p>
          </table:table-cell>
          <table:table-cell office:value-type="string" calcext:value-type="string">
            <text:p>https://xorblo-doitus.github.io/From-Below-HTML5/</text:p>
          </table:table-cell>
          <table:table-cell office:value-type="string" calcext:value-type="string">
            <text:p>/projects/assets/images/thumbnails/From-Below.png</text:p>
          </table:table-cell>
          <table:table-cell office:value-type="float" office:value="1667032860" calcext:value-type="float">
            <text:p>1667032860</text:p>
          </table:table-cell>
          <table:table-cell office:value-type="string" calcext:value-type="string">
            <text:p>From-Below-HTML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A_MAISON_DES_SECRETS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oblox puzzle abandoned</text:p>
          </table:table-cell>
          <table:table-cell table:number-columns-repeated="2"/>
          <table:table-cell office:value-type="float" office:value="1568412000" calcext:value-type="float">
            <text:p>1568412000</text:p>
          </table:table-cell>
          <table:table-cell office:value-type="float" office:value="3886657910" calcext:value-type="float">
            <text:p>38866579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🤣🤣🤣🤣🤣🤣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pan text:style-name="T1">roblox visual complete</text:span> 24h</text:p>
          </table:table-cell>
          <table:table-cell table:number-columns-repeated="2"/>
          <table:table-cell office:value-type="float" office:value="1608573600" calcext:value-type="float">
            <text:p>1608573600</text:p>
          </table:table-cell>
          <table:table-cell office:value-type="float" office:value="6117768086" calcext:value-type="float">
            <text:p>611776808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LOR_ESCAPE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blox platformer abandoned</text:p>
          </table:table-cell>
          <table:table-cell table:number-columns-repeated="2"/>
          <table:table-cell office:value-type="float" office:value="1561882210" calcext:value-type="float">
            <text:p>1561882210</text:p>
          </table:table-cell>
          <table:table-cell office:value-type="float" office:value="3392482592" calcext:value-type="float">
            <text:p>33924825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RRA_FUNGOS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blox abandoned !not.xbox</text:p>
          </table:table-cell>
          <table:table-cell table:number-columns-repeated="2"/>
          <table:table-cell office:value-type="float" office:value="1575482400" calcext:value-type="float">
            <text:p>1575482400</text:p>
          </table:table-cell>
          <table:table-cell office:value-type="float" office:value="4486390403" calcext:value-type="float">
            <text:p>44863904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ARTAILLE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lox abandoned !not.xbox</text:p>
          </table:table-cell>
          <table:table-cell/>
          <table:table-cell office:value-type="string" calcext:value-type="string">
            <text:p>/projects/assets/images/thumbnails/Cartaille.png</text:p>
          </table:table-cell>
          <table:table-cell office:value-type="float" office:value="1603214400" calcext:value-type="float">
            <text:p>1603214400</text:p>
          </table:table-cell>
          <table:table-cell office:value-type="float" office:value="5848611896" calcext:value-type="float">
            <text:p>5848611896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EREKIR_UTILITY</text:p>
          </table:table-cell>
          <table:table-cell office:value-type="float" office:value="21" calcext:value-type="float">
            <text:p>2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java mod complete</text:p>
          </table:table-cell>
          <table:table-cell office:value-type="string" calcext:value-type="string">
            <text:p>https://github.com/xorblo-doitus/Erekir-Utility/releases/latest</text:p>
          </table:table-cell>
          <table:table-cell office:value-type="string" calcext:value-type="string">
            <text:p>NONE</text:p>
          </table:table-cell>
          <table:table-cell office:value-type="float" office:value="1684992780" calcext:value-type="float">
            <text:p>1684992780</text:p>
          </table:table-cell>
          <table:table-cell table:number-columns-repeated="3"/>
          <table:table-cell office:value-type="string" calcext:value-type="string">
            <text:p><text:a xlink:href="https://github.com/xorblo-doitus/Erekir-Utility" xlink:type="simple">https://github.com/xorblo-doitus/Erekir-Utility</text:a></text:p>
          </table:table-cell>
          <table:table-cell office:value-type="string" calcext:value-type="string">
            <text:p>MOD_FOR:<text:a xlink:href="https://anuke.itch.io/mindustry" xlink:type="simple">https://anuke.itch.io/mindustry</text:a></text:p>
          </table:table-cell>
          <table:table-cell/>
          <table:table-cell office:value-type="string" calcext:value-type="string">
            <text:p><text:span text:style-name="T1"><text:a xlink:href="https://raw.githubusercontent.com/xorblo-doitus/Erekir-Utility/master/assets/sprites/blocks/power/power-saver.png" xlink:type="simple">https://raw.githubusercontent.com/xorblo-doitus/Erekir-Utility/master/assets/sprites/blocks/power/power-saver.png</text:a></text:span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pan text:style-name="T1">BLOC_NOTES_PLUS_</text:span>PLUS</text:p>
          </table:table-cell>
          <table:table-cell office:value-type="float" office:value="22" calcext:value-type="float">
            <text:p>22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godot web windows linux tool school complete</text:p>
          </table:table-cell>
          <table:table-cell office:value-type="string" calcext:value-type="string">
            <text:p><text:a xlink:href="https://github/" xlink:type="simple">https://github</text:a>.com/xorblo-doitus/Bloc-notes-plus-plus/</text:p>
          </table:table-cell>
          <table:table-cell office:value-type="string" calcext:value-type="string">
            <text:p>NONE</text:p>
          </table:table-cell>
          <table:table-cell office:value-type="float" office:value="1706994000" calcext:value-type="float">
            <text:p>1706994000</text:p>
          </table:table-cell>
          <table:table-cell table:number-columns-repeated="6"/>
          <table:table-cell office:value-type="string" calcext:value-type="string">
            <text:p>https://raw.githubusercontent.com/xorblo-doitus/Bloc-notes-plus-plus/main/raw_assets/icon.svg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OOB</text:p>
          </table:table-cell>
          <table:table-cell office:value-type="float" office:value="23" calcext:value-type="float">
            <text:p>23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godot web windows linux 2D puzzle platformer complete</text:p>
          </table:table-cell>
          <table:table-cell office:value-type="string" calcext:value-type="string">
            <text:p><text:a xlink:href="https://patou-todog.itch.io/oob" xlink:type="simple">https://patou-todog.itch.io/oob</text:a></text:p>
          </table:table-cell>
          <table:table-cell office:value-type="string" calcext:value-type="string">
            <text:p>https://raw.githubusercontent.com/xorblo-doitus/OOB/main/thumbnail.svg</text:p>
          </table:table-cell>
          <table:table-cell office:value-type="float" office:value="1707847152" calcext:value-type="float">
            <text:p>1707847152</text:p>
          </table:table-cell>
          <table:table-cell table:number-columns-repeated="2"/>
          <table:table-cell office:value-type="string" calcext:value-type="string">
            <text:p>https://xorblo-doitus.github.io/OOB/play</text:p>
          </table:table-cell>
          <table:table-cell office:value-type="string" calcext:value-type="string">
            <text:p><text:a xlink:href="https://github.com/xorblo-doitus/OOB" xlink:type="simple">https://github.com/xorblo-doitus/OOB</text:a></text:p>
          </table:table-cell>
          <table:table-cell table:number-columns-repeated="2"/>
          <table:table-cell office:value-type="string" calcext:value-type="string">
            <text:p>https://raw.githubusercontent.com/xorblo-doitus/OOB/main/icon.svg</text:p>
          </table:table-cell>
          <table:table-cell table:number-columns-repeated="101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euille1.C2:Feuille1.C1048576">
            <calcext:color-scale>
              <calcext:color-scale-entry calcext:value="0" calcext:type="minimum" calcext:color="#f06f6f"/>
              <calcext:color-scale-entry calcext:value="50" calcext:type="percentile" calcext:color="#f5cd53"/>
              <calcext:color-scale-entry calcext:value="0" calcext:type="maximum" calcext:color="#92e285"/>
            </calcext:color-scale>
          </calcext:conditional-format>
          <calcext:conditional-format calcext:target-range-address="Feuille1.A2:Feuille1.AMJ1048576">
            <calcext:condition calcext:apply-style-name="Cell" calcext:value="formula-is(AND(NOT(ISBLANK([.A$1])); NOT(ISBLANK([.$A2])); ISEVEN(ROW())))" calcext:base-cell-address="Feuille1.A2"/>
          </calcext:conditional-format>
          <calcext:conditional-format calcext:target-range-address="Feuille1.A2:Feuille1.AMJ1048576">
            <calcext:condition calcext:apply-style-name="Cell2" calcext:value="formula-is(AND(NOT(ISBLANK([.A$1])); NOT(ISBLANK([.$A2])); ISODD(ROW())))" calcext:base-cell-address="Feuille1.A2"/>
          </calcext:conditional-format>
          <calcext:conditional-format calcext:target-range-address="Feuille1.A22:Feuille1.A22">
            <calcext:condition calcext:apply-style-name="Cell" calcext:value="formula-is(AND(AND(NOT(ISBLANK([.A$1])); NOT(ISBLANK([.$A22]))); ISEVEN(ROW())))" calcext:base-cell-address="Feuille1.A22"/>
          </calcext:conditional-format>
          <calcext:conditional-format calcext:target-range-address="Feuille1.A22:Feuille1.A22">
            <calcext:condition calcext:apply-style-name="Cell2" calcext:value="formula-is(AND(AND(NOT(ISBLANK([.A$1])); NOT(ISBLANK([.$A22]))); ISODD(ROW())))" calcext:base-cell-address="Feuille1.A2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ll" style:family="table-cell" style:parent-style-name="Default">
      <style:table-cell-properties fo:background-color="#aadcf7" style:diagonal-bl-tr="none" style:diagonal-tl-br="none" fo:border="0.06pt solid #6d6d6d"/>
    </style:style>
    <style:style style:name="Cell2" style:family="table-cell" style:parent-style-name="Cell">
      <style:table-cell-properties fo:background-color="#cbeafa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7">00/00/0000</text:date>, <text:time style:data-style-name="N2" text:time-value="09:00:50.8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7T09:08:13.949000000</dc:date>
    <meta:editing-duration>PT9H41M16S</meta:editing-duration>
    <meta:editing-cycles>62</meta:editing-cycles>
    <meta:generator>LibreOffice/7.6.4.1$Windows_X86_64 LibreOffice_project/e19e193f88cd6c0525a17fb7a176ed8e6a3e2aa1</meta:generator>
    <meta:document-statistic meta:table-count="1" meta:cell-count="174" meta:object-count="0"/>
  </office:meta>
</office:document-meta>
</file>